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ee62a" officeooo:paragraph-rsid="000ee62a"/>
    </style:style>
    <style:style style:name="P2" style:family="paragraph" style:parent-style-name="Standard">
      <style:text-properties officeooo:rsid="000ef81b" officeooo:paragraph-rsid="000ef81b"/>
    </style:style>
    <style:style style:name="P3" style:family="paragraph" style:parent-style-name="Standard">
      <style:text-properties officeooo:rsid="000ef81b" officeooo:paragraph-rsid="00103cb2"/>
    </style:style>
    <style:style style:name="P4" style:family="paragraph" style:parent-style-name="Standard">
      <style:text-properties officeooo:rsid="000ef81b" officeooo:paragraph-rsid="0010ca25"/>
    </style:style>
    <style:style style:name="P5" style:family="paragraph" style:parent-style-name="Standard">
      <style:text-properties officeooo:rsid="0010ca25" officeooo:paragraph-rsid="0010ca25"/>
    </style:style>
    <style:style style:name="P6" style:family="paragraph" style:parent-style-name="Standard">
      <style:text-properties officeooo:paragraph-rsid="0011f7b9"/>
    </style:style>
    <style:style style:name="P7" style:family="paragraph" style:parent-style-name="Standard">
      <style:text-properties officeooo:rsid="0014b2ac" officeooo:paragraph-rsid="0014b2ac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" style:family="paragraph" style:parent-style-name="Standard">
      <style:text-properties fo:color="#000000" style:font-name="Monospace" fo:font-size="10pt" officeooo:rsid="000ef81b" officeooo:paragraph-rsid="000ef81b" style:font-size-asian="10pt"/>
    </style:style>
    <style:style style:name="P10" style:family="paragraph" style:parent-style-name="Standard">
      <style:text-properties officeooo:rsid="0010ca25" officeooo:paragraph-rsid="0013a07a"/>
    </style:style>
    <style:style style:name="P11" style:family="paragraph" style:parent-style-name="Standard">
      <style:text-properties officeooo:rsid="0010ca25" officeooo:paragraph-rsid="0011f7b9"/>
    </style:style>
    <style:style style:name="P12" style:family="paragraph" style:parent-style-name="Standard">
      <style:text-properties fo:color="#00c87d" style:font-name="Monospace" fo:font-size="10pt" officeooo:paragraph-rsid="0013a07a" style:font-size-asian="10pt"/>
    </style:style>
    <style:style style:name="P13" style:family="paragraph" style:parent-style-name="Standard">
      <style:text-properties officeooo:rsid="0014b2ac" officeooo:paragraph-rsid="0014b2ac"/>
    </style:style>
    <style:style style:name="P14" style:family="paragraph" style:parent-style-name="Standard">
      <style:text-properties officeooo:rsid="0018f4fb" officeooo:paragraph-rsid="0018f4fb"/>
    </style:style>
    <style:style style:name="P15" style:family="paragraph" style:parent-style-name="Standard">
      <style:text-properties officeooo:rsid="001af236" officeooo:paragraph-rsid="001af236"/>
    </style:style>
    <style:style style:name="P16" style:family="paragraph" style:parent-style-name="Standard">
      <style:text-properties officeooo:paragraph-rsid="001af236"/>
    </style:style>
    <style:style style:name="P17" style:family="paragraph" style:parent-style-name="Standard">
      <style:text-properties officeooo:rsid="001c6889" officeooo:paragraph-rsid="001c6889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622c9" style:font-size-asian="10pt"/>
    </style:style>
    <style:style style:name="T4" style:family="text">
      <style:text-properties officeooo:rsid="00103cb2"/>
    </style:style>
    <style:style style:name="T5" style:family="text">
      <style:text-properties officeooo:rsid="0010ca25"/>
    </style:style>
    <style:style style:name="T6" style:family="text">
      <style:text-properties officeooo:rsid="0011082a"/>
    </style:style>
    <style:style style:name="T7" style:family="text">
      <style:text-properties fo:color="#00c87d" style:font-name="Monospace" fo:font-size="10pt" style:font-size-asian="10pt"/>
    </style:style>
    <style:style style:name="T8" style:family="text">
      <style:text-properties fo:color="#00c87d" style:font-name="Monospace" fo:font-size="10pt" officeooo:rsid="001622c9" style:font-size-asian="10pt"/>
    </style:style>
    <style:style style:name="T9" style:family="text">
      <style:text-properties officeooo:rsid="001af2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2 – Les sockets </text:p>
      <text:p text:style-name="P1"/>
      <text:p text:style-name="P2">Partie 1 : Adressage et rappels</text:p>
      <text:p text:style-name="P2"/>
      <text:p text:style-name="P9">Network interface : </text:p>
      <text:p text:style-name="P18">nom : eno1.11</text:p>
      <text:p text:style-name="P18">nom Human-readable : eno1.11</text:p>
      <text:p text:style-name="P18">InetAddress: /fe80:0:0:0:9e8e:99ff:fef5:97fc%eno1.11</text:p>
      <text:p text:style-name="P8"/>
      <text:p text:style-name="P18">Network interface : </text:p>
      <text:p text:style-name="P18">nom : br1</text:p>
      <text:p text:style-name="P18">nom Human-readable : br1</text:p>
      <text:p text:style-name="P18">InetAddress: /fe80:0:0:0:9e8e:99ff:fef5:97fc%br1</text:p>
      <text:p text:style-name="P8"/>
      <text:p text:style-name="P18">Network interface : </text:p>
      <text:p text:style-name="P18">nom : docker0</text:p>
      <text:p text:style-name="P18">nom Human-readable : docker0</text:p>
      <text:p text:style-name="P18">InetAddress: /172.17.0.1</text:p>
      <text:p text:style-name="P8"/>
      <text:p text:style-name="P18">Network interface : </text:p>
      <text:p text:style-name="P18">nom : eno1</text:p>
      <text:p text:style-name="P18">nom Human-readable : eno1</text:p>
      <text:p text:style-name="P18">InetAddress: /fe80:0:0:0:9e8e:99ff:fef5:97fc%eno1</text:p>
      <text:p text:style-name="P18">InetAddress: /148.60.3.9</text:p>
      <text:p text:style-name="P8"/>
      <text:p text:style-name="P18">Network interface : </text:p>
      <text:p text:style-name="P18">nom : lo</text:p>
      <text:p text:style-name="P18">nom Human-readable : lo</text:p>
      <text:p text:style-name="P18">InetAddress: /0:0:0:0:0:0:0:1%lo</text:p>
      <text:p text:style-name="P18">InetAddress: /127.0.0.1</text:p>
      <text:p text:style-name="P2"/>
      <text:p text:style-name="P1"/>
      <text:p text:style-name="P1"/>
      <text:p text:style-name="P2">Partie 2 : Implémentation d'un chat en TCP</text:p>
      <text:p text:style-name="P2"/>
      <text:p text:style-name="P2">Exercice 1 : serveur et client Echo</text:p>
      <text:p text:style-name="P2"/>
      <text:p text:style-name="P3">2-<text:tab/><text:span text:style-name="T4">Sous terminal la commande suivante </text:span></text:p>
      <text:p text:style-name="P4"/>
      <text:p text:style-name="P4"><text:tab/><text:span text:style-name="T5">Serveur TCP</text:span></text:p>
      <text:p text:style-name="P4"/>
      <text:p text:style-name="P4"><text:tab/></text:p>
      <text:p text:style-name="P3"><text:tab/>nc localhost 9999</text:p>
      <text:p text:style-name="P2"><text:tab/>waberto</text:p>
      <text:p text:style-name="P2"><text:tab/>Serveur : waberto</text:p>
      <text:p text:style-name="P2"/>
      <text:p text:style-name="P5">3-<text:tab/>ClientTCP</text:p>
      <text:p text:style-name="P5"/>
      <text:p text:style-name="P5"><text:tab/><text:span text:style-name="T6">En premier lancé le serveur et puis le client</text:span></text:p>
      <text:p text:style-name="P5"><text:tab/><text:span text:style-name="T6">Dans l'icone d'eclipse choisir ClientTCP en saisissant la console le message qu'on veut <text:tab/>envoyer au serveur.</text:span></text:p>
      <text:p text:style-name="P10"><text:tab/>Exemple : <text:tab/>Coté client</text:p>
      <text:p text:style-name="P12"><text:tab/><text:tab/><text:tab/>waberto</text:p>
      <text:p text:style-name="P18"><text:tab/><text:tab/><text:tab/>Serveur : waberto</text:p>
      <text:p text:style-name="P18"><text:tab/><text:tab/><text:tab/></text:p>
      <text:p text:style-name="P18"/>
      <text:p text:style-name="P18"/>
      <text:p text:style-name="P18"><text:soft-page-break/></text:p>
      <text:p text:style-name="P11"><text:tab/>Coté serveur</text:p>
      <text:p text:style-name="P6"><text:span text:style-name="T5"><text:tab/><text:tab/><text:tab/></text:span><text:span text:style-name="T1">Serveur en attente</text:span></text:p>
      <text:p text:style-name="P18"><text:tab/><text:tab/><text:tab/>Le client/148.60.3.9est connecté</text:p>
      <text:p text:style-name="P18"><text:tab/><text:tab/><text:tab/>Reçu du client : waberto</text:p>
      <text:p text:style-name="P5"/>
      <text:p text:style-name="P2"/>
      <text:p text:style-name="P7">Exercice 2 : Ajout du nom</text:p>
      <text:p text:style-name="P7"/>
      <text:p text:style-name="P14">1-<text:tab/></text:p>
      <text:p text:style-name="P7"><text:span text:style-name="T1"><text:tab/>Serveur en attente du message client : </text:span></text:p>
      <text:p text:style-name="P19"><text:span text:style-name="T1"><text:tab/>Le client/127.0.0.1est connecté</text:span></text:p>
      <text:p text:style-name="P19"><text:span text:style-name="T1"><text:tab/>Reçu du client &gt; Nom : waberi</text:span></text:p>
      <text:p text:style-name="P19"><text:span text:style-name="T1"><text:tab/>Reçu du client &gt; </text:span><text:span text:style-name="T3">hehe</text:span></text:p>
      <text:p text:style-name="P19"><text:span text:style-name="T1"/></text:p>
      <text:p text:style-name="P19"><text:span text:style-name="T1"/></text:p>
      <text:p text:style-name="P19"><text:span text:style-name="T1"><text:tab/></text:span><text:span text:style-name="T8">hehe</text:span></text:p>
      <text:p text:style-name="P19"><text:span text:style-name="T1"><text:tab/>Serveur &gt; Nom : waberi</text:span></text:p>
      <text:p text:style-name="P19"><text:span text:style-name="T1"/></text:p>
      <text:p text:style-name="P7"/>
      <text:p text:style-name="P15">2-<text:tab/></text:p>
      <text:p text:style-name="P16"><text:span text:style-name="T9"><text:tab/></text:span><text:span text:style-name="T7">wa</text:span></text:p>
      <text:p text:style-name="P19"><text:span text:style-name="T1"><text:tab/>waberi &gt; wa</text:span></text:p>
      <text:p text:style-name="P19"><text:span text:style-name="T7"><text:tab/>ea</text:span></text:p>
      <text:p text:style-name="P19"><text:span text:style-name="T1"><text:tab/>waberi &gt; ea</text:span></text:p>
      <text:p text:style-name="P19"><text:span text:style-name="T7"><text:tab/>aw</text:span></text:p>
      <text:p text:style-name="P19"><text:span text:style-name="T1"><text:tab/>waberi &gt; aw</text:span></text:p>
      <text:p text:style-name="P19"><text:span text:style-name="T7"><text:tab/>sds</text:span></text:p>
      <text:p text:style-name="P15"><text:span text:style-name="T1"><text:tab/>waberi &gt; sds</text:span></text:p>
      <text:p text:style-name="P15"><text:span text:style-name="T1"/></text:p>
      <text:p text:style-name="P17"><text:span text:style-name="T1">3-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8:57:57.137648883</meta:creation-date>
    <dc:date>2017-02-12T06:14:09.793260397</dc:date>
    <meta:editing-duration>PT4H8M26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61" meta:word-count="205" meta:character-count="1322" meta:non-whitespace-character-count="1121"/>
  </office:meta>
</office:document-meta>
</file>